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212121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solid" draw:fill-color="#ffffff" draw:opacity="100%"/>
      <style:paragraph-properties fo:margin-top="0in" fo:margin-bottom="0in" style:contextual-spacing="false" fo:line-height="138%" fo:background-color="#ffffff" fo:padding="0in" fo:border="none" style:writing-mode="lr-tb"/>
      <style:text-properties fo:font-variant="normal" fo:text-transform="none" fo:color="#212121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officeooo:rsid="001b3211" officeooo:paragraph-rsid="001b3211"/>
    </style:style>
    <style:style style:name="P4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officeooo:rsid="001b3211" officeooo:paragraph-rsid="001b3211"/>
    </style:style>
    <style:style style:name="P5" style:family="paragraph" style:parent-style-name="Text_20_body" style:list-style-name="L3">
      <style:paragraph-properties fo:margin-top="0in" fo:margin-bottom="0in" style:contextual-spacing="false" fo:line-height="138%" style:writing-mode="lr-tb"/>
      <style:text-properties officeooo:rsid="001b3211" officeooo:paragraph-rsid="001b321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elompok 2 (lerraP)</text:p>
      <text:p text:style-name="P3">Anggota : </text:p>
      <text:list xml:id="list2769962105" text:style-name="L2">
        <text:list-item>
          <text:p text:style-name="P4">Athala Farrastya Kamil (1301223029)</text:p>
        </text:list-item>
        <text:list-item>
          <text:p text:style-name="P4">Deore Mufrad Hendrady (1301223029)</text:p>
        </text:list-item>
      </text:list>
      <text:p text:style-name="P3"/>
      <text:p text:style-name="P3">Progress : </text:p>
      <text:p text:style-name="P3"><text:a xlink:type="simple" xlink:href="https://github.com/mufrad2004/lerraP" text:style-name="Internet_20_link" text:visited-style-name="Visited_20_Internet_20_Link">https://github.com/mufrad2004/lerraP</text:a></text:p>
      <text:p text:style-name="P3"/>
      <text:p text:style-name="P3">Kesulitan : </text:p>
      <text:list xml:id="list3301746579" text:style-name="L3">
        <text:list-item>
          <text:p text:style-name="P5">Konversi code yang sudah dibuat ke Websi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56:09.145635637</meta:creation-date>
    <dc:date>2023-12-09T12:59:53.680667552</dc:date>
    <meta:editing-duration>PT3M45S</meta:editing-duration>
    <meta:editing-cycles>1</meta:editing-cycles>
    <meta:document-statistic meta:table-count="0" meta:image-count="0" meta:object-count="0" meta:page-count="1" meta:paragraph-count="8" meta:word-count="28" meta:character-count="205" meta:non-whitespace-character-count="185"/>
    <meta:generator>LibreOffice/7.3.7.2$Linux_X86_64 LibreOffice_project/30$Build-2</meta:generator>
  </office:meta>
</office:document-meta>
</file>